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language="da" fo:country="DK" officeooo:rsid="000e3835" officeooo:paragraph-rsid="000e3835"/>
    </style:style>
    <style:style style:name="P2" style:family="paragraph" style:parent-style-name="Text_20_body">
      <style:text-properties fo:language="da" fo:country="DK" officeooo:rsid="0016ba86" officeooo:paragraph-rsid="0016ba86"/>
    </style:style>
    <style:style style:name="P3" style:family="paragraph" style:parent-style-name="Text_20_body">
      <style:text-properties fo:language="da" fo:country="DK" officeooo:rsid="001b563b" officeooo:paragraph-rsid="001b563b"/>
    </style:style>
    <style:style style:name="P4" style:family="paragraph" style:parent-style-name="Text_20_body">
      <style:text-properties fo:language="da" fo:country="DK" officeooo:rsid="00239a57" officeooo:paragraph-rsid="00239a57"/>
    </style:style>
    <style:style style:name="P5" style:family="paragraph" style:parent-style-name="Text_20_body">
      <style:text-properties fo:language="da" fo:country="DK" officeooo:rsid="0024ca96" officeooo:paragraph-rsid="0024ca96"/>
    </style:style>
    <style:style style:name="P6" style:family="paragraph" style:parent-style-name="Heading_20_3">
      <style:text-properties fo:language="da" fo:country="DK"/>
    </style:style>
    <style:style style:name="P7" style:family="paragraph" style:parent-style-name="Heading_20_2">
      <style:text-properties fo:language="da" fo:country="DK"/>
    </style:style>
    <style:style style:name="T1" style:family="text">
      <style:text-properties officeooo:rsid="000fdb45"/>
    </style:style>
    <style:style style:name="T2" style:family="text">
      <style:text-properties officeooo:rsid="0010d793"/>
    </style:style>
    <style:style style:name="T3" style:family="text">
      <style:text-properties officeooo:rsid="0011f4d8"/>
    </style:style>
    <style:style style:name="T4" style:family="text">
      <style:text-properties officeooo:rsid="0015913a"/>
    </style:style>
    <style:style style:name="T5" style:family="text">
      <style:text-properties officeooo:rsid="00189304"/>
    </style:style>
    <style:style style:name="T6" style:family="text">
      <style:text-properties officeooo:rsid="001b7fa0"/>
    </style:style>
    <style:style style:name="T7" style:family="text">
      <style:text-properties officeooo:rsid="0024ff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Gruppe opgave 1</text:h>
      <text:h text:style-name="P6" text:outline-level="3">1. Diskuter I grupper</text:h>
      <text:h text:style-name="P6" text:outline-level="3">a. Jeres hidtidige erfaringer med projekter, <text:span text:style-name="T1">form,</text:span> indhold og <text:span text:style-name="T1">lengde</text:span>.</text:h>
      <text:p text:style-name="P1">Hidtidige erfaringer med projektarbejde I guppen er blandet. Nogle har ikke lave<text:span text:style-name="T3">t</text:span> mange projekter andre har lavet flere store projekter. <text:span text:style-name="T2">Det samme gælder længden af opgaver, nogle har skrevet opgaver over 50 sider, mens andre ligger omkring 10 sider. Den overordnede projekt form har været nogenlunde ens I gruppen.</text:span></text:p>
      <text:p text:style-name="P1"/>
      <text:h text:style-name="P6" text:outline-level="3">b. Hvad kravene på AAU er på form, indhold og <text:span text:style-name="T4">Længde</text:span>.</text:h>
      <text:p text:style-name="P2">AAU kravene til projekter virker ikke sønderligt andeledes end hvad gruppen har været <text:span text:style-name="T5">vandt til. Dog er der nogle afvigelser i form at forholdet med vejledere og i form af samarbejdsaftale.</text:span></text:p>
      <text:p text:style-name="P2"/>
      <text:h text:style-name="P6" text:outline-level="3">2. Hvor adskiller jeres erfaringer sig fra det i skal bruge på AAU?</text:h>
      <text:p text:style-name="P3">På AAU virker gruppearbejde mere vigtigt end på gymnasiet, på grund af opgavernes størrels<text:span text:style-name="T6">e og fordi gruppearbejde er vigtigt på arbejdsmarkedet. Gruppearbejde giver også mulighed for sparring med sidemanden.</text:span></text:p>
      <text:p text:style-name="P1"/>
      <text:h text:style-name="P6" text:outline-level="3">3. Hvilke nye kompetencer kræver det af jer?</text:h>
      <text:p text:style-name="P4">Udforming, opdatering og ikke mindst overholdning af en tidsplan er noget som alle i gruppen generelt har brug for mere øvelse i. </text:p>
      <text:p text:style-name="P5">LATEX <text:span text:style-name="T7">til opgaveskrivn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0:54:17.831353000</meta:creation-date>
    <dc:date>2015-09-03T11:29:14.510046000</dc:date>
    <meta:editing-duration>PT34M44S</meta:editing-duration>
    <meta:editing-cycles>25</meta:editing-cycles>
    <meta:generator>LibreOffice/5.0.1.2$MacOSX_X86_64 LibreOffice_project/81898c9f5c0d43f3473ba111d7b351050be20261</meta:generator>
    <meta:document-statistic meta:table-count="0" meta:image-count="0" meta:object-count="0" meta:page-count="1" meta:paragraph-count="11" meta:word-count="183" meta:character-count="1137" meta:non-whitespace-character-count="964"/>
  </office:meta>
</office:document-meta>
</file>